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306in" fo:margin-left="-0.075in" fo:margin-top="0in" fo:margin-bottom="0in" table:align="left" style:writing-mode="lr-tb"/>
    </style:style>
    <style:style style:name="Table1.A" style:family="table-column">
      <style:table-column-properties style:column-width="4.9438in"/>
    </style:style>
    <style:style style:name="Table1.B" style:family="table-column">
      <style:table-column-properties style:column-width="1.786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Agenda-LightCondensed"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ab-stops/>
      </style:paragraph-properties>
    </style:style>
    <style:style style:name="P7" style:family="paragraph" style:parent-style-name="Text_20_body" style:master-page-name="Standard">
      <style:paragraph-properties fo:margin-left="0in" fo:margin-right="0in" fo:text-indent="0in" style:auto-text-indent="false" style:page-number="auto"/>
    </style:style>
    <style:style style:name="P8" style:family="paragraph" style:parent-style-name="Heading_20_1">
      <style:paragraph-properties fo:margin-left="0in" fo:margin-right="0in" fo:text-indent="0in" style:auto-text-indent="false"/>
    </style:style>
    <style:style style:name="P9" style:family="paragraph" style:parent-style-name="Heading_20_3">
      <style:paragraph-properties fo:margin-left="0in" fo:margin-right="0in" fo:text-indent="0in" style:auto-text-indent="false">
        <style:tab-stops/>
      </style:paragraph-properties>
    </style:style>
    <style:style style:name="P10" style:family="paragraph" style:parent-style-name="Heading_20_3">
      <style:paragraph-properties fo:margin-left="0in" fo:margin-right="0in" fo:text-align="center" style:justify-single-word="false" fo:text-indent="0in" style:auto-text-indent="false">
        <style:tab-stops/>
      </style:paragraph-properties>
    </style:style>
    <style:style style:name="P11" style:family="paragraph" style:parent-style-name="Heading_20_2">
      <style:paragraph-properties fo:margin-left="0in" fo:margin-right="0in"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style:font-size-asian="10pt"/>
    </style:style>
    <style:style style:name="T6" style:family="text">
      <style:text-properties style:font-name="Times New Roman" fo:font-size="12pt" fo:language="en" fo:country="US" fo:font-style="normal" style:font-size-asian="12pt" style:language-asian="en" style:country-asian="US" style:font-style-asian="normal"/>
    </style:style>
    <style:style style:name="T7" style:family="text">
      <style:text-properties fo:font-weight="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is material is Open Game Content, and is licensed for public use under the terms of the Open Game License v1.0a.</text:span></text:p>
      <text:h text:style-name="P8" text:outline-level="1"><text:span text:style-name="T3">REPUTATION</text:span></text:h>
      <text:p text:style-name="P2"/>
      <text:p text:style-name="P1"><text:span text:style-name="T4">Reputation is used to determine whether another character (a GM character) recognizes a character. <text:s/>Those who recognize the hero are more likely to help the hero or do what he or she asks, provided the reputation has a positive connotation to the character who recognizes the hero. A high Reputation bonus also makes it difficult for the hero to mask his or her identity.</text:span></text:p>
      <text:p text:style-name="P1"><text:span text:style-name="T4">Most of the time, a hero doesn’t decide to use his or her reputation. The GM decides when a hero’s reputation can be relevant to a scene or encounter. At the moment it becomes relevant, the GM makes a Reputation check for a GM character who might be influenced in some fashion due to the hero’s fame or notoriety, as detailed below.</text:span></text:p>
      <text:p text:style-name="P2"/>
      <text:h text:style-name="P11" text:outline-level="2"><text:span text:style-name="T6">Fame and Infamy</text:span></text:h>
      <text:p text:style-name="P1"><text:span text:style-name="T4">Most characters with a high Reputation bonus (+4 or higher) are considered well known within their profession or social circle. Whether this has a positive or negative connotation depends on the point of view of the person who recognizes the hero. </text:span></text:p>
      <text:p text:style-name="P1"><text:span text:style-name="T4">When a character has a positive opinion of a hero’s reputation, the hero is considered to be famous by that character. Fame, when recognized, provides a bonus to certain Charisma-based skill checks.</text:span></text:p>
      <text:p text:style-name="P1"><text:span text:style-name="T4">When a character has a negative opinion of a hero’s reputation, the hero is considered to be infamous by that character. Also, at the GM’s option, a hero might be considered infamous in certain situations due to events that have transpired in the campaign.</text:span></text:p>
      <text:p text:style-name="P1"><text:span text:style-name="T4">Infamy, when recognized, provides a penalty to certain Charisma-based skill checks.</text:span></text:p>
      <text:p text:style-name="P2"/>
      <text:h text:style-name="P11" text:outline-level="2"><text:span text:style-name="T6">Using the Reputation Bonus</text:span></text:h>
      <text:p text:style-name="P1"><text:span text:style-name="T4">Whenever the GM decides that a character’s reputation can be a factor in an encounter, the GM makes a Reputation check (DC 25) for the GM character involved. A Reputation check is 1d20 + the hero’s Reputation bonus + the GM character’s Int modifer. (Some Knowledge skill modifiers might apply instead of the Int modifier, if the hero would be well known in the field covered by the Knowledge skill.) Modifiers to the Reputation check depend on the hero and the GM character in question, as shown below. Note that if the GM character has no possible way of recognizing a hero, then the Reputation check automatically fails.</text:span></text:p>
      <text:p text:style-name="P1"><text:span text:style-name="T4">If the GM character succeeds at the Reputation check, he or she recognizes the hero. This provides a +4 bonus or a –4 penalty on checks involving the following skills for the duration of the encounter: Bluff, Diplomacy, Gather Information, Intimidate, and Perform.</text:span></text:p>
      <text:p text:style-name="P3"/>
      <table:table table:name="Table1" table:style-name="Table1">
        <table:table-column table:style-name="Table1.A"/>
        <table:table-column table:style-name="Table1.B"/>
        <table:table-row table:style-name="Table1.1">
          <table:table-cell table:style-name="Table1.A1" office:value-type="string">
            <text:h text:style-name="P9" text:outline-level="3"><text:span text:style-name="T2">Situation</text:span></text:h>
          </table:table-cell>
          <table:table-cell table:style-name="Table1.A1" office:value-type="string">
            <text:h text:style-name="P10" text:outline-level="3"><text:span text:style-name="T2">Reputation Check Modifier</text:span></text:h>
          </table:table-cell>
        </table:table-row>
        <table:table-row table:style-name="Table1.1">
          <table:table-cell table:style-name="Table1.A2" office:value-type="string">
            <text:p text:style-name="P4"><text:span text:style-name="T5">The hero is famous, known far and wide with either a positive or negative connotation</text:span></text:p>
          </table:table-cell>
          <table:table-cell table:style-name="Table1.A2" office:value-type="string">
            <text:p text:style-name="P6"><text:span text:style-name="T5">+10</text:span></text:p>
          </table:table-cell>
        </table:table-row>
        <table:table-row table:style-name="Table1.1">
          <table:table-cell table:style-name="Table1.A2" office:value-type="string">
            <text:p text:style-name="P1"><text:span text:style-name="T5">GM character is part of the hero’s professional or social circle</text:span></text:p>
          </table:table-cell>
          <table:table-cell table:style-name="Table1.A2" office:value-type="string">
            <text:p text:style-name="P5"><text:span text:style-name="T5">+5</text:span></text:p>
          </table:table-cell>
        </table:table-row>
        <table:table-row table:style-name="Table1.1">
          <table:table-cell table:style-name="Table1.A4" office:value-type="string">
            <text:p text:style-name="P4"><text:span text:style-name="T5">The hero has some small amount of fame or notoriety</text:span></text:p>
          </table:table-cell>
          <table:table-cell table:style-name="Table1.A4" office:value-type="string">
            <text:p text:style-name="P6"><text:span text:style-name="T5">+2</text:span></text:p>
          </table:table-cell>
        </table:table-row>
      </table:table>
      <text:p text:style-name="P2"/>
      <text:p text:style-name="P1"><text:span text:style-name="T4">The GM must decide that a character’s fame or infamy can come into play in a given situation to make a Reputation check necessary. A character who doesn’t know, or know of, the hero can’t be influenced by his or her reputa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utation</dc:title>
    <dc:subject>MSRD</dc:subject>
    <meta:initial-creator>AKSmith</meta:initial-creator>
    <meta:creation-date>2002-09-05T11:19:00</meta:creation-date>
    <dc:date>2003-08-29T13:43:00</dc:date>
    <meta:editing-cycles>15</meta:editing-cycles>
    <meta:editing-duration>PT19S</meta:editing-duration>
    <meta:document-statistic meta:table-count="1" meta:image-count="0" meta:object-count="0" meta:page-count="1" meta:paragraph-count="21" meta:word-count="519" meta:character-count="3007" meta:non-whitespace-character-count="2507"/>
    <meta:generator>LibreOffice/5.4.6.2$Linux_X86_64 LibreOffice_project/40m0$Build-2</meta:generator>
    <meta:user-defined meta:name="Company">Wizards of the Coast</meta:user-defined>
    <meta:user-defined meta:name="Operator">AKSmith</meta:user-defined>
  </office:meta>
</office:document-meta>
</file>